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weight="bold" officeooo:rsid="0013b2ac" officeooo:paragraph-rsid="0013b2ac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weight="bold" officeooo:paragraph-rsid="0013b2a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bold" officeooo:rsid="0013b2ac" officeooo:paragraph-rsid="0013b2ac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officeooo:paragraph-rsid="0013b2ac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officeooo:paragraph-rsid="0014b8e6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font-weight="bold" officeooo:rsid="0013b2ac" officeooo:paragraph-rsid="0013b2ac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13b2ac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officeooo:paragraph-rsid="0013b2ac"/>
    </style:style>
    <style:style style:name="T1" style:family="text">
      <style:text-properties officeooo:rsid="0013b2ac"/>
    </style:style>
    <style:style style:name="T2" style:family="text">
      <style:text-properties style:font-name="Arial"/>
    </style:style>
    <style:style style:name="T3" style:family="text">
      <style:text-properties style:font-name="Arial" officeooo:rsid="0014b8e6"/>
    </style:style>
    <style:style style:name="T4" style:family="text">
      <style:text-properties style:font-name="Arial" officeooo:rsid="0014b8e6" style:font-name-asian="SimSun" style:font-name-complex="Mangal"/>
    </style:style>
    <style:style style:name="T5" style:family="text">
      <style:text-properties style:font-name="Arial" fo:font-size="16pt" officeooo:rsid="0014b8e6" style:font-name-asian="SimSun" style:font-size-asian="16pt" style:font-name-complex="Mangal" style:font-size-complex="16pt"/>
    </style:style>
    <style:style style:name="T6" style:family="text">
      <style:text-properties style:font-name="Arial" fo:font-size="26pt" officeooo:rsid="0014b8e6" style:font-name-asian="SimSun" style:font-size-asian="26pt" style:font-name-complex="Mangal" style:font-size-complex="26pt"/>
    </style:style>
    <style:style style:name="T7" style:family="text">
      <style:text-properties officeooo:rsid="0014b8e6"/>
    </style:style>
    <style:style style:name="T8" style:family="text">
      <style:text-properties fo:font-weight="normal" officeooo:rsid="0013b2ac" style:font-weight-asian="normal" style:font-weight-complex="normal"/>
    </style:style>
    <style:style style:name="T9" style:family="text">
      <style:text-properties fo:font-weight="normal" officeooo:rsid="0014b8e6" style:font-weight-asian="normal" style:font-weight-complex="normal"/>
    </style:style>
    <style:style style:name="T10" style:family="text">
      <style:text-properties style:font-name="Arial1" officeooo:rsid="0014b8e6" style:font-name-asian="Arial1" style:font-name-complex="Arial1"/>
    </style:style>
    <style:style style:name="T11" style:family="text">
      <style:text-properties style:font-name="Arial1" fo:font-size="16pt" officeooo:rsid="0014b8e6" style:font-name-asian="Arial1" style:font-size-asian="16pt" style:font-name-complex="Arial1" style:font-size-complex="16pt"/>
    </style:style>
    <style:style style:name="T12" style:family="text">
      <style:text-properties style:font-name="Arial1" fo:font-size="26pt" officeooo:rsid="0014b8e6" style:font-name-asian="Arial1" style:font-size-asian="26pt" style:font-name-complex="Arial1" style:font-size-complex="26pt"/>
    </style:style>
    <style:style style:name="T13" style:family="text">
      <style:text-properties style:font-name="Arial1" fo:font-size="24pt" officeooo:rsid="0014b8e6" style:font-name-asian="Arial1" style:font-size-asian="24pt" style:font-name-complex="Arial1" style:font-size-complex="2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lano de Gerência de Requisitos</text:p>
      <text:p text:style-name="P3"/>
      <text:p text:style-name="P3"/>
      <text:p text:style-name="P2">I. Abordagem</text:p>
      <text:p text:style-name="P2"/>
      <text:p text:style-name="P4"><text:span text:style-name="T1">O g</text:span>erenciamento de escopo será de responsabilidade d<text:span text:style-name="T1">o</text:span> gerente de projetos. Nenhuma mudança será permitida a menos que autorizada pelo comitê de controle de mudança. O comitê de controle de mudança será composto pelo<text:span text:style-name="T1">s integrantes da equipe Hanna Tátila e Neimar Alves</text:span>. A administração de mudanças seguirá os procedimentos do sistema de controle de mudanças. </text:p>
      <text:p text:style-name="P4"/>
      <text:p text:style-name="P4"/>
      <text:p text:style-name="P2">II. Estabilidade</text:p>
      <text:p text:style-name="P1"/>
      <text:p text:style-name="P4"><text:span text:style-name="T8">O escopo para esse projeto não está completamente definido. Dado que as principais funções deste sistema estão sujeitas à mudanças e inserção de novos requisitos, tanto para melhora </text:span><text:span text:style-name="T9">das funcionalidades já implementadas</text:span><text:span text:style-name="T8">, quanto para </text:span><text:span text:style-name="T9">a</text:span><text:span text:style-name="T8"> </text:span><text:span text:style-name="T9">evolução geral do jogo.</text:span></text:p>
      <text:p text:style-name="P4"/>
      <text:p text:style-name="P4"/>
      <text:p text:style-name="P2">III. Controle de mudanças</text:p>
      <text:p text:style-name="P2"/>
      <text:p text:style-name="P4">Qualquer stakeholder envolvido no projeto pode identificar mudanças. As mudanças serão classificadas e priorizadas por critérios definidos no sistema de controle de mudanças: </text:p>
      <text:list xml:id="list4210746715246661295" text:style-name="L1">
        <text:list-header>
          <text:p text:style-name="P8"/>
        </text:list-header>
      </text:list>
      <text:p text:style-name="P7"><text:span text:style-name="T13">□</text:span><text:span text:style-name="T6"> </text:span><text:span text:style-name="T2">Impacto (Maior, Média, Mínima) </text:span></text:p>
      <text:p text:style-name="P5"><text:span text:style-name="T13">□ </text:span>Severidade (Alta, Média, Baixa)</text:p>
      <text:p text:style-name="P4"/>
      <text:p text:style-name="P4">Todas as solicitações de mudanças devem ser submetidas via o sistema de controle de mudanças, usando o formulário padrão de solicitação de mudança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20:26:57.690000000</meta:creation-date>
    <dc:date>2015-12-06T20:56:01.431000000</dc:date>
    <meta:editing-duration>PT13M52S</meta:editing-duration>
    <meta:editing-cycles>2</meta:editing-cycles>
    <meta:generator>LibreOffice/4.3.3.2$Windows_x86 LibreOffice_project/9bb7eadab57b6755b1265afa86e04bf45fbfc644</meta:generator>
    <meta:document-statistic meta:table-count="0" meta:image-count="0" meta:object-count="0" meta:page-count="1" meta:paragraph-count="11" meta:word-count="164" meta:character-count="1089" meta:non-whitespace-character-count="932"/>
  </office:meta>
</office:document-meta>
</file>